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font-variant="normal" fo:text-transform="none" fo:color="#24292e" style:font-name="apple-system" fo:font-size="12pt" fo:letter-spacing="normal" fo:font-style="normal" style:text-underline-style="none" fo:font-weight="bold" officeooo:rsid="001714a7" officeooo:paragraph-rsid="001714a7" style:font-size-asian="10.5pt" style:font-weight-asian="normal" style:font-size-complex="12pt" style:font-weight-complex="normal"/>
    </style:style>
    <style:style style:name="P2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3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714a7" officeooo:paragraph-rsid="001714a7" style:font-size-asian="24.5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14a7" officeooo:paragraph-rsid="001714a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14a7" officeooo:paragraph-rsid="001b246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14a7" officeooo:paragraph-rsid="001b779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b779a" officeooo:paragraph-rsid="001b779a" style:font-size-asian="10pt" style:font-weight-asian="normal" style:font-size-complex="10pt" style:font-weight-complex="normal"/>
    </style:style>
    <style:style style:name="P8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9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0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1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714a7" officeooo:paragraph-rsid="001714a7"/>
    </style:style>
    <style:style style:name="P12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714a7" officeooo:paragraph-rsid="0017aefa"/>
    </style:style>
    <style:style style:name="P13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7aefa" officeooo:paragraph-rsid="00185ac4"/>
    </style:style>
    <style:style style:name="P14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a2753" officeooo:paragraph-rsid="001a2753"/>
    </style:style>
    <style:style style:name="P15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a2753" officeooo:paragraph-rsid="001b04fa"/>
    </style:style>
    <style:style style:name="P16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b04fa" officeooo:paragraph-rsid="001b04fa"/>
    </style:style>
    <style:style style:name="P17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b04fa" officeooo:paragraph-rsid="001b04fa"/>
    </style:style>
    <style:style style:name="P18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b2465" officeooo:paragraph-rsid="001b2465"/>
    </style:style>
    <style:style style:name="P19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bfc79" officeooo:paragraph-rsid="001bfc79"/>
    </style:style>
    <style:style style:name="P20" style:family="paragraph" style:parent-style-name="Text_20_body" style:list-style-name="L1">
      <style:paragraph-properties fo:margin-top="0cm" fo:margin-bottom="0.423cm" loext:contextual-spacing="false" fo:orphans="2" fo:widows="2"/>
      <style:text-properties officeooo:paragraph-rsid="00185ac4"/>
    </style:style>
    <style:style style:name="P21" style:family="paragraph" style:parent-style-name="Text_20_body" style:list-style-name="L1">
      <style:paragraph-properties fo:margin-top="0cm" fo:margin-bottom="0.423cm" loext:contextual-spacing="false" fo:orphans="2" fo:widows="2"/>
      <style:text-properties officeooo:rsid="00192490" officeooo:paragraph-rsid="00192490"/>
    </style:style>
    <style:style style:name="T1" style:family="text">
      <style:text-properties officeooo:rsid="0017aefa"/>
    </style:style>
    <style:style style:name="T2" style:family="text">
      <style:text-properties officeooo:rsid="00185ac4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185ac4"/>
    </style:style>
    <style:style style:name="T4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T5" style:family="text">
      <style:text-properties fo:font-variant="normal" fo:text-transform="none" fo:color="#000000" style:font-name="Open Sans" fo:font-size="10.5pt" fo:letter-spacing="normal" fo:font-style="normal" fo:font-weight="normal" officeooo:rsid="00192490"/>
    </style:style>
    <style:style style:name="T6" style:family="text">
      <style:text-properties fo:font-variant="normal" fo:text-transform="none" fo:color="#000000" style:text-line-through-style="none" style:text-line-through-type="none" style:font-name="Open Sans" fo:font-size="10.5pt" fo:letter-spacing="normal" fo:font-style="normal" style:text-underline-style="none" fo:font-weight="normal" style:text-blinking="false" fo:background-color="#ffffff" loext:char-shading-value="0"/>
    </style:style>
    <style:style style:name="T7" style:family="text">
      <style:text-properties officeooo:rsid="001b04fa"/>
    </style:style>
    <style:style style:name="T8" style:family="text">
      <style:text-properties officeooo:rsid="001b246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b2465" style:font-weight-asian="bold" style:font-weight-complex="bold"/>
    </style:style>
    <style:style style:name="T11" style:family="text">
      <style:text-properties fo:font-weight="bold" officeooo:rsid="001b779a" style:font-weight-asian="bold" style:font-weight-complex="bold"/>
    </style:style>
    <style:style style:name="T12" style:family="text">
      <style:text-properties officeooo:rsid="001b779a"/>
    </style:style>
    <style:style style:name="T13" style:family="text">
      <style:text-properties fo:font-size="10pt" officeooo:rsid="001b779a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3 Docker</text:p>
      <text:p text:style-name="P4"/>
      <text:h text:style-name="P1" text:outline-level="2">Assignment 1</text:h>
      <text:h text:style-name="P2" text:outline-level="2"><text:bookmark text:name="user-content-docker-port"/>Docker Port:</text:h>
      <text:list xml:id="list698803951149736674" text:style-name="L1">
        <text:list-item>
          <text:p text:style-name="P8">Pull nginx image from dockerhub.</text:p>
          <text:p text:style-name="P11"># sudo docker pull nginx</text:p>
        </text:list-item>
        <text:list-item>
          <text:p text:style-name="P8">Run a container from nginx image and map container port 80 to system port 80.</text:p>
          <text:p text:style-name="P11"># sudo docker run -itdp 80:80 nginx</text:p>
        </text:list-item>
        <text:list-item>
          <text:p text:style-name="P8">Display all mapped ports on nginx image.</text:p>
          <text:p text:style-name="P12"># <text:span text:style-name="T1">sudo docker container port f17fd0a4ec4e</text:span></text:p>
        </text:list-item>
        <text:list-item>
          <text:p text:style-name="P8">Run a docker container named "containexpose" from nginx image and expose port 80 of container to outer world without mapping it to any of system port.</text:p>
          <text:p text:style-name="P13"># <text:span text:style-name="T2">sudo docker run -itd --network host --name nginx nginx</text:span></text:p>
          <text:p text:style-name="P20"><text:span text:style-name="T3"># </text:span><text:span text:style-name="T4">Access Nginx by browsing to</text:span><text:a xlink:type="simple" xlink:href="http://localhost:80/" text:style-name="Internet_20_link" text:visited-style-name="Visited_20_Internet_20_Link"><text:span text:style-name="T6">http://localhost:80/</text:span></text:a><text:span text:style-name="T4">. </text:span><text:span text:style-name="T5">(to verify)</text:span></text:p>
          <text:p text:style-name="P21"><text:span text:style-name="T5"># </text:span><text:span text:style-name="T4">sudo netstat -tulpn | grep :80 (to verify)</text:span></text:p>
        </text:list-item>
      </text:list>
      <text:h text:style-name="P2" text:outline-level="2"><text:bookmark text:name="user-content-docker-volume"/>Docker Volume:</text:h>
      <text:list xml:id="list2116891108716471" text:style-name="L2">
        <text:list-item>
          <text:p text:style-name="P9">Create docker volume named "dbvol"</text:p>
          <text:p text:style-name="P14"># sudo docker volume create dbvol</text:p>
        </text:list-item>
        <text:list-item>
          <text:p text:style-name="P9">Run docker container from wordpress image and mount "dbvol" to /var/lib/mysql</text:p>
          <text:p text:style-name="P14"># sudo docker run -it --name wordpress -v dbvol:/var/lib/mysql wordpress bash</text:p>
        </text:list-item>
        <text:list-item>
          <text:p text:style-name="P9">Display all docker volumes.</text:p>
          <text:p text:style-name="P14"><text:soft-page-break/># sudo docker volume ls</text:p>
        </text:list-item>
        <text:list-item>
          <text:p text:style-name="P9">Create another docker volume named "testvol"</text:p>
          <text:p text:style-name="P15"># <text:span text:style-name="T7">sudo docker volume create testvol</text:span></text:p>
        </text:list-item>
        <text:list-item>
          <text:p text:style-name="P9">Remove docker volume "testvol"</text:p>
          <text:p text:style-name="P16"># sudo docker volume rm testvol</text:p>
        </text:list-item>
      </text:list>
      <text:h text:style-name="P2" text:outline-level="2"><text:bookmark text:name="user-content-docker-linking"/>Docker Linking:</text:h>
      <text:list xml:id="list4051838700090558689" text:style-name="L3">
        <text:list-item>
          <text:p text:style-name="P10">Run a container in detached mode with name "db" from image "training/postgres"</text:p>
          <text:p text:style-name="P17"># <text:span text:style-name="T8">sudo docker run -itd –name db training/postgres</text:span></text:p>
        </text:list-item>
        <text:list-item>
          <text:p text:style-name="P10">Run another container in detached mode with name "web" from image "training/webapp", link container "db" with alias "mydb" to this container and finally pass an inline command "python app.py" while running container.</text:p>
          <text:p text:style-name="P18"># sudo docker run -itd –name web –link <text:a xlink:type="simple" xlink:href="db:mydb" text:style-name="Internet_20_link" text:visited-style-name="Visited_20_Internet_20_Link">db:mydb</text:a> <text:s/>training/webapp python app.py</text:p>
          <text:p text:style-name="P19"># sudo docker inspect -f "{{ .HostConfig.Links }}" web</text:p>
        </text:list-item>
        <text:list-item>
          <text:p text:style-name="P10">Take a bash terminal in "web" container.</text:p>
          <text:p text:style-name="P18"># sudo docker exec -it web bash</text:p>
        </text:list-item>
        <text:list-item>
          <text:p text:style-name="P10">Test container linking by doing a ping to "mydb"</text:p>
        </text:list-item>
      </text:list>
      <text:p text:style-name="P5"><text:tab/><text:span text:style-name="T8"># ping mydb</text:span></text:p>
      <text:p text:style-name="P5"><text:tab/><text:span text:style-name="T10">Output:</text:span></text:p>
      <text:p text:style-name="P6"><text:span text:style-name="T10"><text:tab/></text:span><text:span text:style-name="T13">PING mydb (172.17.0.2) 56(84) bytes of data.</text:span></text:p>
      <text:p text:style-name="P7"><text:tab/>64 bytes from mydb (172.17.0.2): icmp_seq=1 ttl=64 time=0.364 ms</text:p>
      <text:p text:style-name="P7"><text:tab/>64 bytes from mydb (172.17.0.2): icmp_seq=2 ttl=64 time=0.209 ms</text:p>
      <text:p text:style-name="P7"><text:tab/>64 bytes from mydb (172.17.0.2): icmp_seq=3 ttl=64 time=0.222 ms</text:p>
      <text:p text:style-name="P7"><text:tab/>64 bytes from mydb (172.17.0.2): icmp_seq=4 ttl=64 time=0.206 ms</text:p>
      <text:p text:style-name="P7"><text:tab/>64 bytes from mydb (172.17.0.2): icmp_seq=5 ttl=64 time=0.200 ms</text:p>
      <text:p text:style-name="P7"><text:tab/>64 bytes from mydb (172.17.0.2): icmp_seq=6 ttl=64 time=0.212 ms</text:p>
      <text:p text:style-name="P7"><text:tab/>64 bytes from mydb (172.17.0.2): icmp_seq=7 ttl=64 time=0.222 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09:57:54.368160908</meta:creation-date>
    <dc:date>2018-06-16T23:03:23.943366072</dc:date>
    <meta:editing-duration>PT2H5M2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359" meta:character-count="2183" meta:non-whitespace-character-count="1872"/>
  </office:meta>
</office:document-meta>
</file>